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FF000000FFEB61BB3DD9AA59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17" draw:style-name="gr1" draw:text-style-name="P1" draw:layer="layout" svg:width="6.017cm" svg:height="6.017cm" draw:transform="rotate (0.8309512568745) translate (-5cm -1.056cm)">
          <draw:image xlink:href="Pictures/10000001000000FF000000FFEB61BB3DD9AA598A.png" xlink:type="simple" xlink:show="embed" xlink:actuate="onLoad" draw:mime-type="image/png">
            <text:p/>
          </draw:image>
          <svg:desc>Alpha Dista Icon 15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24:29.996297420</meta:creation-date>
    <dc:date>2023-10-25T10:28:25.107957749</dc:date>
    <meta:editing-duration>PT2M24S</meta:editing-duration>
    <meta:editing-cycles>3</meta:editing-cycles>
    <meta:generator>LibreOfficeDev/24.2.0.0.alpha0$Linux_X86_64 LibreOffice_project/5b36a13249923079d1882187d947b3dd11649178</meta:generator>
    <meta:document-statistic meta:object-count="24"/>
  </office:meta>
</office:document-meta>
</file>